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01cm" fo:min-width="5.2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16cm" fo:min-width="5.501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2cm" fo:min-width="5.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1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7.095cm" fo:min-width="5.501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1cm" fo:min-width="5.25cm" style:writing-mode="lr-tb" loext:decorative="false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9.595cm" fo:min-width="11.00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3cm" fo:min-width="6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cm" fo:min-width="6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Extrémités_20_de_20_flèche_20_11" draw:marker-end-width="0.3cm" draw:fill="none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9" style:family="paragraph">
      <loext:graphic-properties draw:fill="none"/>
      <style:paragraph-properties fo:text-align="center" style:writing-mode="lr-tb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1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6.5cm" svg:height="2.75cm" svg:x="2.75cm" svg:y="4.75cm">
          <text:p text:style-name="P1">geOrchestra<text:line-break/>gateway / security_proxy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1.5cm" svg:height="1.445cm" svg:x="1cm" svg:y="1.055cm">
          <draw:text-box>
            <text:p><text:span text:style-name="T1">Schéma « conservateur »</text:span></text:p>
          </draw:text-box>
        </draw:frame>
        <draw:custom-shape draw:style-name="gr3" draw:text-style-name="P2" xml:id="id1" draw:id="id1" draw:layer="layout" svg:width="5.75cm" svg:height="1.751cm" svg:x="35.5cm" svg:y="22.75cm">
          <text:p text:style-name="P1">supers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6cm" svg:height="2cm" svg:x="14cm" svg:y="22.751cm">
          <text:p text:style-name="P4"><text:span text:style-name="T2">Hypertable </text:span><text:span text:style-name="T3">stockag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5" draw:layer="layout" draw:type="line" svg:x1="35.5cm" svg:y1="23.625cm" svg:x2="20cm" svg:y2="23.751cm" draw:start-shape="id1" draw:start-glue-point="3" draw:end-shape="id2" draw:end-glue-point="7" svg:d="M35500 23625l-15500 126" svg:viewBox="0 0 15501 127">
          <text:p/>
        </draw:connector>
        <draw:custom-shape draw:style-name="gr6" draw:text-style-name="P2" xml:id="id4" draw:id="id4" draw:layer="layout" svg:width="6cm" svg:height="2.25cm" svg:x="3.75cm" svg:y="19.251cm">
          <text:p text:style-name="P1">Script python<text:line-break/>+ cron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s" svg:x1="17.25cm" svg:y1="7cm" svg:x2="6.75cm" svg:y2="19.251cm" draw:start-shape="id3" draw:start-glue-point="6" draw:end-shape="id4" draw:end-glue-point="0" svg:d="M17250 7000v502l-10500 11248v501" svg:viewBox="0 0 10501 12252">
          <text:p/>
        </draw:connector>
        <draw:connector draw:style-name="gr8" draw:text-style-name="P5" draw:layer="layout" draw:type="lines" svg:x1="6.75cm" svg:y1="21.501cm" svg:x2="17cm" svg:y2="22.751cm" draw:start-shape="id4" draw:start-glue-point="2" draw:end-shape="id2" draw:end-glue-point="4" svg:d="M6750 21501v501l10250 248v501" svg:viewBox="0 0 10251 1251">
          <text:p/>
        </draw:connector>
        <draw:custom-shape draw:style-name="gr4" draw:text-style-name="P2" xml:id="id3" draw:id="id3" draw:layer="layout" svg:width="6cm" svg:height="2cm" svg:x="14.25cm" svg:y="5cm">
          <text:p text:style-name="P1">Log fichie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" draw:text-style-name="P5" draw:layer="layout" draw:type="line" svg:x1="9.25cm" svg:y1="6.125cm" svg:x2="14.25cm" svg:y2="6cm" draw:start-shape="id5" draw:start-glue-point="1" draw:end-shape="id3" draw:end-glue-point="5" svg:d="M9250 6125l5000-125" svg:viewBox="0 0 5001 126">
          <text:p/>
        </draw:connector>
        <draw:custom-shape draw:style-name="gr4" draw:text-style-name="P2" draw:layer="layout" svg:width="6cm" svg:height="2cm" svg:x="22.75cm" svg:y="5.001cm">
          <text:p text:style-name="P1">Archives log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7" draw:layer="layout" svg:width="6cm" svg:height="2cm" svg:x="14.001cm" svg:y="25.501cm">
          <text:p text:style-name="P6"><text:span text:style-name="T3">vues exploit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7" draw:layer="layout" svg:width="6cm" svg:height="11.75cm" svg:x="19.501cm" svg:y="15.751cm">
          <text:p text:style-name="P6"><text:span text:style-name="T3">PG</text:span></text:p>
          <text:p text:style-name="P6"><text:span text:style-name="T3">timescale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2" draw:style-name="dp1" draw:master-page-name="Standard">
        <draw:custom-shape draw:style-name="gr1" draw:text-style-name="P7" xml:id="id6" draw:id="id6" draw:layer="layout" svg:width="6.5cm" svg:height="2.75cm" svg:x="5.25cm" svg:y="7.75cm">
          <text:p text:style-name="P6"><text:span text:style-name="T3">geOrchestra</text:span><text:span text:style-name="T3"><text:line-break/></text:span><text:span text:style-name="T3">gateway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11.75cm" svg:y1="9.125cm" svg:x2="17.25cm" svg:y2="16.251cm" draw:start-shape="id6" draw:start-glue-point="1" draw:end-shape="id7" draw:end-glue-point="4" svg:d="M11750 9125l5500 7126" svg:viewBox="0 0 5501 7127">
          <text:p/>
        </draw:connector>
        <draw:frame draw:style-name="gr2" draw:text-style-name="P3" draw:layer="layout" svg:width="21.5cm" svg:height="1.445cm" svg:x="1cm" svg:y="1.055cm">
          <draw:text-box>
            <text:p><text:span text:style-name="T1">Schéma « docker light » / petite infrastructure</text:span></text:p>
          </draw:text-box>
        </draw:frame>
        <draw:custom-shape draw:style-name="gr12" draw:text-style-name="P7" xml:id="id8" draw:id="id8" draw:layer="layout" svg:width="5.75cm" svg:height="1.25cm" svg:x="35.5cm" svg:y="23.251cm">
          <text:p text:style-name="P6"><text:span text:style-name="T3">super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7" draw:id="id7" draw:layer="layout" svg:width="6cm" svg:height="2cm" svg:x="14.25cm" svg:y="16.251cm">
          <text:p text:style-name="P6"><text:span text:style-name="T3">Hypertable intermédiair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7" xml:id="id9" draw:id="id9" draw:layer="layout" svg:width="6cm" svg:height="2cm" svg:x="14cm" svg:y="22.751cm">
          <text:p text:style-name="P8"><text:span text:style-name="T2">Hypertable stockag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5" draw:layer="layout" draw:type="line" svg:x1="38.375cm" svg:y1="23.251cm" svg:x2="20cm" svg:y2="23.751cm" draw:start-shape="id8" draw:start-glue-point="0" draw:end-shape="id9" draw:end-glue-point="7" svg:d="M38375 23251l-18375 500" svg:viewBox="0 0 18376 501">
          <text:p/>
        </draw:connector>
        <draw:custom-shape draw:style-name="gr6" draw:text-style-name="P7" xml:id="id10" draw:id="id10" draw:layer="layout" svg:width="6cm" svg:height="2.25cm" svg:x="3.75cm" svg:y="19.251cm">
          <text:p text:style-name="P6"><text:span text:style-name="T3">Script python</text:span><text:span text:style-name="T3"><text:line-break/></text:span><text:span text:style-name="T3">+ cron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s" svg:x1="17.25cm" svg:y1="18.251cm" svg:x2="6.75cm" svg:y2="19.251cm" draw:start-shape="id7" draw:start-glue-point="6" draw:end-shape="id10" draw:end-glue-point="0" svg:d="M17250 18251v502l-10500-3v501" svg:viewBox="0 0 10501 1001">
          <text:p/>
        </draw:connector>
        <draw:connector draw:style-name="gr8" draw:text-style-name="P5" draw:layer="layout" draw:type="lines" svg:x1="6.75cm" svg:y1="21.501cm" svg:x2="17cm" svg:y2="22.751cm" draw:start-shape="id10" draw:start-glue-point="2" draw:end-shape="id9" draw:end-glue-point="4" svg:d="M6750 21501v501l10250 248v501" svg:viewBox="0 0 10251 1251">
          <text:p/>
        </draw:connector>
        <draw:custom-shape draw:style-name="gr4" draw:text-style-name="P7" draw:layer="layout" svg:width="6cm" svg:height="2cm" svg:x="14.001cm" svg:y="25.501cm">
          <text:p text:style-name="P6"><text:span text:style-name="T3">vues exploit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7" draw:layer="layout" svg:width="6cm" svg:height="11.75cm" svg:x="19.501cm" svg:y="15.751cm">
          <text:p text:style-name="P6"><text:span text:style-name="T3">PG</text:span></text:p>
          <text:p text:style-name="P6"><text:span text:style-name="T3">timescale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3" draw:style-name="dp1" draw:master-page-name="Standard">
        <draw:custom-shape draw:style-name="gr13" draw:text-style-name="P9" draw:layer="layout" svg:width="11.5cm" svg:height="15.75cm" svg:x="13.25cm" svg:y="12.5cm">
          <text:p text:style-name="P6"><text:span text:style-name="T3">PG</text:span></text:p>
          <text:p text:style-name="P6"><text:span text:style-name="T3">timescale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xml:id="id15" draw:id="id15" draw:layer="layout" svg:width="6.5cm" svg:height="3.25cm" svg:x="3.75cm" svg:y="3.5cm">
          <text:p text:style-name="P8"><text:span text:style-name="T2">geOrchestra</text:span><text:span text:style-name="T2"><text:line-break/></text:span><text:span text:style-name="T3">gateway / security_proxy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13" draw:id="id13" draw:layer="layout" svg:width="5.75cm" svg:height="1.25cm" svg:x="30cm" svg:y="25.75cm">
          <text:p text:style-name="P6"><text:span text:style-name="T3">superse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2" draw:id="id12" draw:layer="layout" svg:width="6cm" svg:height="2cm" svg:x="14.25cm" svg:y="15.5cm">
          <text:p text:style-name="P6"><text:span text:style-name="T3">Hypertable intermédiair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7" xml:id="id17" draw:id="id17" draw:layer="layout" svg:width="6cm" svg:height="2cm" svg:x="14cm" svg:y="22.75cm">
          <text:p text:style-name="P6"><text:span text:style-name="T3">Hypertable stockag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7" xml:id="id11" draw:id="id11" draw:layer="layout" svg:width="6.5cm" svg:height="2.25cm" svg:x="3.75cm" svg:y="11cm">
          <text:p text:style-name="P6"><text:span text:style-name="T3">vector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7cm" svg:y1="13.25cm" svg:x2="14.25cm" svg:y2="16.5cm" draw:start-shape="id11" draw:start-glue-point="2" draw:end-shape="id12" draw:end-glue-point="5" svg:d="M7000 13250l7250 3250" svg:viewBox="0 0 7251 3251">
          <text:p/>
        </draw:connector>
        <draw:connector draw:style-name="gr5" draw:text-style-name="P5" draw:layer="layout" draw:type="line" svg:x1="30cm" svg:y1="26.375cm" svg:x2="20cm" svg:y2="26.5cm" draw:start-shape="id13" draw:start-glue-point="3" draw:end-shape="id14" draw:end-glue-point="7" svg:d="M30000 26375l-10000 125" svg:viewBox="0 0 10001 126">
          <text:p/>
        </draw:connector>
        <draw:connector draw:style-name="gr16" draw:text-style-name="P5" draw:layer="layout" draw:type="line" svg:x1="7cm" svg:y1="6.75cm" svg:x2="7cm" svg:y2="11cm" draw:start-shape="id15" draw:start-glue-point="2" draw:end-shape="id11" draw:end-glue-point="0" svg:d="M7000 6750v4250" svg:viewBox="0 0 1 4251">
          <text:p/>
        </draw:connector>
        <draw:frame draw:style-name="gr17" draw:text-style-name="P3" draw:layer="layout" svg:width="21.75cm" svg:height="1.195cm" svg:x="1cm" svg:y="1.055cm">
          <draw:text-box>
            <text:p><text:span text:style-name="T1">Schéma « cloud k8s » / grosse infrastructure</text:span></text:p>
          </draw:text-box>
        </draw:frame>
        <draw:custom-shape draw:style-name="gr6" draw:text-style-name="P7" xml:id="id16" draw:id="id16" draw:layer="layout" svg:width="6cm" svg:height="2.25cm" svg:x="3.75cm" svg:y="19.25cm">
          <text:p text:style-name="P6"><text:span text:style-name="T3">Script python</text:span><text:span text:style-name="T3"><text:line-break/></text:span><text:span text:style-name="T3">+ cron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s" svg:x1="17.25cm" svg:y1="17.5cm" svg:x2="6.75cm" svg:y2="19.25cm" draw:start-shape="id12" draw:start-glue-point="6" draw:end-shape="id16" draw:end-glue-point="0" svg:d="M17250 17500v502l-10500 747v501" svg:viewBox="0 0 10501 1751">
          <text:p/>
        </draw:connector>
        <draw:connector draw:style-name="gr8" draw:text-style-name="P5" draw:layer="layout" draw:type="lines" svg:x1="6.75cm" svg:y1="21.5cm" svg:x2="17cm" svg:y2="22.75cm" draw:start-shape="id16" draw:start-glue-point="2" draw:end-shape="id17" draw:end-glue-point="4" svg:d="M6750 21500v501l10250 248v501" svg:viewBox="0 0 10251 1251">
          <text:p/>
        </draw:connector>
        <draw:custom-shape draw:style-name="gr4" draw:text-style-name="P7" xml:id="id14" draw:id="id14" draw:layer="layout" svg:width="6cm" svg:height="2cm" svg:x="14cm" svg:y="25.5cm">
          <text:p text:style-name="P6"><text:span text:style-name="T3">vues exploit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" draw:text-style-name="P11" draw:layer="layout" svg:width="6.026cm" svg:height="1.25cm" svg:x="7.224cm" svg:y="8.25cm">
          <draw:text-box>
            <text:p>(opentelemetry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7" draw:display-name="Extrémités de flèche 7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2T15:08:23.253000000</meta:creation-date>
    <dc:date>2025-04-17T11:47:14.496000000</dc:date>
    <meta:editing-duration>PT34M44S</meta:editing-duration>
    <meta:editing-cycles>11</meta:editing-cycles>
    <meta:generator>LibreOffice/24.8.3.1$Windows_X86_64 LibreOffice_project/65412f067af443213e726c93f137ccc85c9a1e06</meta:generator>
    <meta:document-statistic meta:object-count="40"/>
  </office:meta>
</office:document-meta>
</file>